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cdd7" officeooo:paragraph-rsid="0011cd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62d3" officeooo:paragraph-rsid="001462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66ad" officeooo:paragraph-rsid="001566a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7165" officeooo:paragraph-rsid="001571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74de" officeooo:paragraph-rsid="001974d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50c6a" officeooo:paragraph-rsid="00250c6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55770" officeooo:paragraph-rsid="0025577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dae0f" officeooo:paragraph-rsid="002dae0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2d29f" officeooo:paragraph-rsid="0032d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35cf33" officeooo:paragraph-rsid="0035cf3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37c212" officeooo:paragraph-rsid="0037c212" style:font-weight-asian="bold" style:font-weight-complex="bold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4pt" fo:font-weight="normal" officeooo:rsid="00157165" officeooo:paragraph-rsid="0015716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1d53b2" officeooo:paragraph-rsid="001d53b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bold" officeooo:rsid="001f0e8e" officeooo:paragraph-rsid="001f0e8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1f2f26" officeooo:paragraph-rsid="001f2f2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officeooo:rsid="001ff96b" officeooo:paragraph-rsid="001ff96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officeooo:rsid="0010372f" officeooo:paragraph-rsid="0010372f"/>
    </style:style>
    <style:style style:name="P18" style:family="paragraph" style:parent-style-name="Standard">
      <style:paragraph-properties fo:text-align="start" style:justify-single-word="false"/>
      <style:text-properties fo:font-size="16pt" officeooo:rsid="0010372f" officeooo:paragraph-rsid="0010372f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21d737" officeooo:paragraph-rsid="0021d737" style:font-weight-asian="bold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bold" officeooo:rsid="00157165" officeooo:paragraph-rsid="0015716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57165" officeooo:paragraph-rsid="00157165" style:font-weight-asian="bold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weight="bold" officeooo:rsid="001d604e" officeooo:paragraph-rsid="001d604e" style:font-weight-asian="bold" style:font-weight-complex="bold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2pt" fo:font-weight="bold" officeooo:rsid="00237c7d" officeooo:paragraph-rsid="00237c7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37c7d" officeooo:paragraph-rsid="00237c7d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132e3e" officeooo:paragraph-rsid="00132e3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32e3e" officeooo:paragraph-rsid="00132e3e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weight="normal" officeooo:rsid="00132e3e" officeooo:paragraph-rsid="00132e3e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weight="normal" officeooo:rsid="001566ad" officeooo:paragraph-rsid="001566a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566ad" officeooo:paragraph-rsid="001566ad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weight="normal" officeooo:rsid="00157165" officeooo:paragraph-rsid="00157165" style:font-weight-asian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fo:font-weight="normal" officeooo:rsid="00191258" officeooo:paragraph-rsid="0019125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91258" officeooo:paragraph-rsid="00191258" style:font-weight-asian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2pt" fo:font-weight="normal" officeooo:rsid="001960db" officeooo:paragraph-rsid="001960d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960db" officeooo:paragraph-rsid="001960db" style:font-weight-asian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weight="normal" officeooo:rsid="0019a98b" officeooo:paragraph-rsid="0019a98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9a98b" officeooo:paragraph-rsid="0019a98b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weight="normal" officeooo:rsid="001d604e" officeooo:paragraph-rsid="001d604e" style:font-weight-asian="normal" style:font-weight-complex="normal"/>
    </style:style>
    <style:style style:name="P38" style:family="paragraph" style:parent-style-name="Standard" style:list-style-name="L13">
      <style:paragraph-properties fo:text-align="start" style:justify-single-word="false"/>
      <style:text-properties fo:font-size="12pt" fo:font-weight="normal" officeooo:rsid="0024f032" officeooo:paragraph-rsid="0024f03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4f032" officeooo:paragraph-rsid="0024f032" style:font-weight-asian="normal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fo:font-size="12pt" fo:font-weight="normal" officeooo:rsid="00250c6a" officeooo:paragraph-rsid="00250c6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50c6a" officeooo:paragraph-rsid="00250c6a" style:font-weight-asian="normal" style:font-weight-complex="normal"/>
    </style:style>
    <style:style style:name="P42" style:family="paragraph" style:parent-style-name="Standard" style:list-style-name="L14">
      <style:paragraph-properties fo:text-align="start" style:justify-single-word="false"/>
      <style:text-properties fo:font-size="12pt" fo:font-weight="normal" officeooo:rsid="00255770" officeooo:paragraph-rsid="0025577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55770" officeooo:paragraph-rsid="0025577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6aa12" officeooo:paragraph-rsid="0026aa12" style:font-weight-asian="normal" style:font-weight-complex="normal"/>
    </style:style>
    <style:style style:name="P45" style:family="paragraph" style:parent-style-name="Standard" style:list-style-name="L16">
      <style:paragraph-properties fo:text-align="start" style:justify-single-word="false"/>
      <style:text-properties fo:font-size="12pt" fo:font-weight="normal" officeooo:rsid="002981b0" officeooo:paragraph-rsid="002981b0" style:font-weight-asian="normal" style:font-weight-complex="normal"/>
    </style:style>
    <style:style style:name="P46" style:family="paragraph" style:parent-style-name="Standard" style:list-style-name="L17">
      <style:paragraph-properties fo:text-align="start" style:justify-single-word="false"/>
      <style:text-properties fo:font-size="12pt" fo:font-weight="normal" officeooo:rsid="002a4ac0" officeooo:paragraph-rsid="002a4ac0" style:font-weight-asian="normal" style:font-weight-complex="normal"/>
    </style:style>
    <style:style style:name="P47" style:family="paragraph" style:parent-style-name="Standard" style:list-style-name="L19">
      <style:paragraph-properties fo:text-align="start" style:justify-single-word="false"/>
      <style:text-properties fo:font-size="12pt" fo:font-weight="normal" officeooo:rsid="00315b54" officeooo:paragraph-rsid="00315b54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315b54" officeooo:paragraph-rsid="00315b54" style:font-weight-asian="normal" style:font-weight-complex="normal"/>
    </style:style>
    <style:style style:name="P49" style:family="paragraph" style:parent-style-name="Standard" style:list-style-name="L19">
      <style:paragraph-properties fo:text-align="start" style:justify-single-word="false"/>
      <style:text-properties fo:font-size="12pt" fo:font-weight="normal" officeooo:rsid="0032d29f" officeooo:paragraph-rsid="0032d29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32d29f" officeooo:paragraph-rsid="0032d29f" style:font-weight-asian="normal" style:font-weight-complex="normal"/>
    </style:style>
    <style:style style:name="P51" style:family="paragraph" style:parent-style-name="Standard" style:list-style-name="L20">
      <style:paragraph-properties fo:text-align="start" style:justify-single-word="false"/>
      <style:text-properties fo:font-size="12pt" fo:font-weight="normal" officeooo:rsid="00348da0" officeooo:paragraph-rsid="00348da0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348da0" officeooo:paragraph-rsid="00348da0" style:font-weight-asian="normal" style:font-weight-complex="normal"/>
    </style:style>
    <style:style style:name="P53" style:family="paragraph" style:parent-style-name="Standard" style:list-style-name="L20">
      <style:paragraph-properties fo:text-align="start" style:justify-single-word="false"/>
      <style:text-properties fo:font-size="12pt" fo:font-weight="normal" officeooo:rsid="00356f72" officeooo:paragraph-rsid="00356f7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56f72" officeooo:paragraph-rsid="00356f7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5cf33" officeooo:paragraph-rsid="0035cf33" style:font-weight-asian="normal" style:font-weight-complex="normal"/>
    </style:style>
    <style:style style:name="P56" style:family="paragraph" style:parent-style-name="Standard" style:list-style-name="L21">
      <style:paragraph-properties fo:text-align="start" style:justify-single-word="false"/>
      <style:text-properties fo:font-size="12pt" fo:font-weight="normal" officeooo:rsid="0035cf33" officeooo:paragraph-rsid="0035cf33" style:font-weight-asian="normal" style:font-weight-complex="normal"/>
    </style:style>
    <style:style style:name="P57" style:family="paragraph" style:parent-style-name="Standard" style:list-style-name="L22">
      <style:paragraph-properties fo:text-align="start" style:justify-single-word="false"/>
      <style:text-properties fo:font-size="12pt" fo:font-weight="normal" officeooo:rsid="00390199" officeooo:paragraph-rsid="00390199" style:font-weight-asian="normal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57165" officeooo:paragraph-rsid="00157165" style:font-style-asian="italic" style:font-weight-asian="normal" style:font-style-complex="italic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d604e" officeooo:paragraph-rsid="001d604e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1d604e" officeooo:paragraph-rsid="001d604e" style:font-style-asian="normal" style:font-weight-asian="normal" style:font-style-complex="normal" style:font-weight-complex="normal"/>
    </style:style>
    <style:style style:name="P61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f2f26" officeooo:paragraph-rsid="001f2f2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1f2f26" officeooo:paragraph-rsid="001f2f26" style:font-style-asian="normal" style:font-weight-asian="normal" style:font-style-complex="normal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ff96b" officeooo:paragraph-rsid="001ff96b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fo:font-weight="normal" officeooo:rsid="001ff96b" officeooo:paragraph-rsid="001ff96b" style:font-style-asian="normal" style:font-weight-asian="normal" style:font-style-complex="normal" style:font-weight-complex="normal"/>
    </style:style>
    <style:style style:name="P65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1d737" officeooo:paragraph-rsid="0021d737" style:font-style-asian="normal" style:font-weight-asian="normal" style:font-style-complex="normal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fo:font-weight="normal" officeooo:rsid="002c971f" officeooo:paragraph-rsid="002c971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2c971f" officeooo:paragraph-rsid="002c971f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officeooo:paragraph-rsid="0021d737"/>
    </style:style>
    <style:style style:name="P69" style:family="paragraph" style:parent-style-name="Standard" style:list-style-name="L11">
      <style:paragraph-properties fo:text-align="start" style:justify-single-word="false"/>
      <style:text-properties officeooo:paragraph-rsid="0021d737"/>
    </style:style>
    <style:style style:name="P70" style:family="paragraph" style:parent-style-name="Standard">
      <style:paragraph-properties fo:text-align="start" style:justify-single-word="false"/>
      <style:text-properties officeooo:paragraph-rsid="00237c7d"/>
    </style:style>
    <style:style style:name="P71" style:family="paragraph" style:parent-style-name="Standard">
      <style:paragraph-properties fo:text-align="start" style:justify-single-word="false"/>
      <style:text-properties officeooo:paragraph-rsid="0026aa12"/>
    </style:style>
    <style:style style:name="P72" style:family="paragraph" style:parent-style-name="Standard" style:list-style-name="L19">
      <style:paragraph-properties fo:text-align="start" style:justify-single-word="false"/>
      <style:text-properties officeooo:paragraph-rsid="00315b54"/>
    </style:style>
    <style:style style:name="P73" style:family="paragraph" style:parent-style-name="Standard" style:list-style-name="L22">
      <style:paragraph-properties fo:text-align="start" style:justify-single-word="false"/>
      <style:text-properties officeooo:paragraph-rsid="00390199"/>
    </style:style>
    <style:style style:name="P74" style:family="paragraph" style:parent-style-name="Standard">
      <style:paragraph-properties fo:text-align="start" style:justify-single-word="false"/>
      <style:text-properties officeooo:paragraph-rsid="00390199"/>
    </style:style>
    <style:style style:name="P75" style:family="paragraph" style:parent-style-name="Standard" style:list-style-name="L22">
      <style:paragraph-properties fo:text-align="start" style:justify-single-word="false"/>
      <style:text-properties officeooo:rsid="00390199" officeooo:paragraph-rsid="00390199"/>
    </style:style>
    <style:style style:name="P76" style:family="paragraph" style:parent-style-name="Standard">
      <style:paragraph-properties fo:text-align="start" style:justify-single-word="false"/>
      <style:text-properties officeooo:rsid="00390199" officeooo:paragraph-rsid="003901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fo:font-weight="normal" officeooo:rsid="0021d737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315b54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normal" officeooo:rsid="00390199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font-style-asian="normal" style:font-style-complex="normal"/>
    </style:style>
    <style:style style:name="T10" style:family="text">
      <style:text-properties fo:font-size="12pt" fo:font-style="normal" officeooo:rsid="0026aa12" style:font-style-asian="normal" style:font-style-complex="normal"/>
    </style:style>
    <style:style style:name="T11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2pt" fo:font-style="normal" fo:font-weight="bold" officeooo:rsid="0026aa12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37c7d" style:font-style-asian="normal" style:font-style-complex="normal"/>
    </style:style>
    <style:style style:name="T15" style:family="text">
      <style:text-properties fo:font-style="normal" officeooo:rsid="0037a157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7a157" style:font-style-asian="normal" style:font-weight-asian="bold" style:font-style-complex="normal" style:font-weight-complex="bold"/>
    </style:style>
    <style:style style:name="T19" style:family="text">
      <style:text-properties fo:font-size="14pt" fo:font-style="normal" fo:font-weight="bold" officeooo:rsid="00237c7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Hello CSS</text:p>
      <text:p text:style-name="P18"/>
      <text:p text:style-name="P1">What is CSS</text:p>
      <text:list xml:id="list1065906357" text:style-name="L2">
        <text:list-item>
          <text:p text:style-name="P27">Cascading Style Sheets is a language designed to provide rendering instructions for HTML elements.</text:p>
          <text:p text:style-name="P27"/>
        </text:list-item>
      </text:list>
      <text:list xml:id="list3801352987" text:style-name="L1">
        <text:list-item>
          <text:p text:style-name="P25">CSS provides the vocabulary to tell a web browser how to render elements that are on a HTML page such as color, size, location.</text:p>
        </text:list-item>
      </text:list>
      <text:p text:style-name="P26"/>
      <text:p text:style-name="P2">CSS Stylesheets</text:p>
      <text:list xml:id="list395783281" text:style-name="L3">
        <text:list-item>
          <text:p text:style-name="P28">CSS Stylesheets reside in plaintext files with a .css extension.</text:p>
        </text:list-item>
      </text:list>
      <text:p text:style-name="P29"/>
      <text:list xml:id="list172525733017174" text:continue-numbering="true" text:style-name="L3">
        <text:list-item>
          <text:p text:style-name="P28">A CSS 'Rule' always starts with a 'selector' which defines which HTML elements it applies to.</text:p>
          <text:list>
            <text:list-item>
              <text:p text:style-name="P28">A selector can be a multitude of things which includes HTML elements, a class, an id, etc...</text:p>
            </text:list-item>
          </text:list>
        </text:list-item>
      </text:list>
      <text:p text:style-name="P29"/>
      <text:list xml:id="list172525818718081" text:continue-numbering="true" text:style-name="L3">
        <text:list-item>
          <text:p text:style-name="P28">Within the CSS Rule is the declaration block denoted by the curly braces.</text:p>
          <text:list>
            <text:list-item>
              <text:p text:style-name="P28">Any 'properties' set in the block will affect the selected HTML element.</text:p>
            </text:list-item>
          </text:list>
        </text:list-item>
      </text:list>
      <text:p text:style-name="P29"/>
      <text:p text:style-name="P3">CSS Properties</text:p>
      <text:list xml:id="list170848041" text:style-name="L5">
        <text:list-item>
          <text:p text:style-name="P30">CSS properties are handled in key/value pairs to handle presentational information rather than semantic meaning in HTML attributes.</text:p>
          <text:list>
            <text:list-item>
              <text:p text:style-name="P37">Be sure to include semicolons after each property.</text:p>
            </text:list-item>
          </text:list>
          <text:p text:style-name="P30"/>
        </text:list-item>
      </text:list>
      <text:list xml:id="list1734073042" text:style-name="L4">
        <text:list-item>
          <text:p text:style-name="P20">color<text:span text:style-name="T1"> is a built-in property defined by the CSS specification that determines the text color of whatever HTML elements have been selected.</text:span></text:p>
          <text:list>
            <text:list-item>
              <text:p text:style-name="P20"><text:span text:style-name="T1">This property accepts a hexadecimal value representing a color. (#FF0000)</text:span></text:p>
            </text:list-item>
          </text:list>
        </text:list-item>
      </text:list>
      <text:p text:style-name="P21"><text:span text:style-name="T1"/></text:p>
      <text:list xml:id="list172527358260170" text:continue-numbering="true" text:style-name="L4">
        <text:list-item>
          <text:p text:style-name="P22"><text:span text:style-name="T1">The </text:span>background-color<text:span text:style-name="T1"> property is similar to the </text:span>color<text:span text:style-name="T1"> property.</text:span></text:p>
        </text:list-item>
      </text:list>
      <text:p text:style-name="P21"><text:span text:style-name="T1"/></text:p>
      <text:p text:style-name="P4">Linking A CSS</text:p>
      <text:list xml:id="list3309672079" text:style-name="L6">
        <text:list-item>
          <text:p text:style-name="P12">To include CSS in a HTML, you must link the two documents together using the &lt;link&gt; elements within the &lt;head&gt; element.</text:p>
          <text:list>
            <text:list-item>
              <text:p text:style-name="P12">Example: Linking HTML and CSS together</text:p>
              <text:list>
                <text:list-header>
                  <text:p text:style-name="P58">&lt;head&gt;&lt;link rel='stylesheet' href='styles.css'&gt;&lt;/head&gt;</text:p>
                </text:list-header>
              </text:list>
            </text:list-item>
          </text:list>
          <text:p text:style-name="P12"/>
        </text:list-item>
        <text:list-item>
          <text:p text:style-name="P31">The &lt;link&gt; element is like the anchor &lt;a&gt; element, but only used within the &lt;head&gt; element. It is a form of metadata that's defined outside of the current document.</text:p>
        </text:list-item>
      </text:list>
      <text:p text:style-name="P32"/>
      <text:list xml:id="list172527477084595" text:continue-numbering="true" text:style-name="L6">
        <text:list-item>
          <text:p text:style-name="P31">The <text:span text:style-name="T2">rel</text:span> attribute defines the relationship between the resource and the HTML document.</text:p>
          <text:list>
            <text:list-item>
              <text:p text:style-name="P31">The most common is <text:span text:style-name="T2">stylesheet</text:span>, but there are others.</text:p>
            </text:list-item>
          </text:list>
        </text:list-item>
      </text:list>
      <text:p text:style-name="P32"/>
      <text:list xml:id="list172526854649952" text:continue-numbering="true" text:style-name="L6">
        <text:list-item>
          <text:p text:style-name="P31">The <text:span text:style-name="T2">href</text:span> attribute should only point to a .css file instead of another web page.</text:p>
          <text:list>
            <text:list-item>
              <text:p text:style-name="P33">The value can be an absolute, relative, or root-relative link.</text:p>
            </text:list-item>
          </text:list>
        </text:list-item>
      </text:list>
      <text:p text:style-name="P34"/>
      <text:p text:style-name="P5">CSS Comments</text:p>
      <text:list xml:id="list4085381975" text:style-name="L7">
        <text:list-item>
          <text:p text:style-name="P35">Comments are placed using: <text:tab/><text:span text:style-name="T4">/*<text:tab/>*/</text:span></text:p>
        </text:list-item>
      </text:list>
      <text:p text:style-name="P36"><text:span text:style-name="T4"/></text:p>
      <text:p text:style-name="P13"><text:soft-page-break/>Setting Multiple Properties</text:p>
      <text:list xml:id="list453627862" text:style-name="L8">
        <text:list-item>
          <text:p text:style-name="P59">There is no limit to how many properties can be in the declaration block of a CSS Rule.</text:p>
        </text:list-item>
      </text:list>
      <text:p text:style-name="P60"/>
      <text:p text:style-name="P14">Selecting Different Elements</text:p>
      <text:list xml:id="list2170245228" text:style-name="L9">
        <text:list-item>
          <text:p text:style-name="P61">Selecting elements can be done by pointing to the tag name, class, id, etc...</text:p>
        </text:list-item>
      </text:list>
      <text:p text:style-name="P62"/>
      <text:p text:style-name="P15">Units of Measurement</text:p>
      <text:list xml:id="list849631939" text:style-name="L10">
        <text:list-item>
          <text:p text:style-name="P63">Many CSS properties require a unit of measurement.</text:p>
        </text:list-item>
      </text:list>
      <text:p text:style-name="P64"/>
      <text:list xml:id="list172526247530326" text:continue-numbering="true" text:style-name="L10">
        <text:list-item>
          <text:p text:style-name="P63">The most common ones are: pixel (<text:span text:style-name="T2">px</text:span>) and <text:span text:style-name="T2">em</text:span>.</text:p>
          <text:list>
            <text:list-item>
              <text:p text:style-name="P63"><text:span text:style-name="T2">px</text:span>: pixel</text:p>
            </text:list-item>
            <text:list-item>
              <text:p text:style-name="P63"><text:span text:style-name="T2">em</text:span>: current font size of the element.</text:p>
            </text:list-item>
          </text:list>
        </text:list-item>
      </text:list>
      <text:p text:style-name="P64"/>
      <text:list xml:id="list172527081911673" text:continue-numbering="true" text:style-name="L10">
        <text:list-item>
          <text:p text:style-name="P63">The <text:span text:style-name="T2">em</text:span> unit is useful for defining sizes relative to some base font. This allows us to make the base font bigger and elements with <text:span text:style-name="T2">em</text:span> font-size will scale accordingly.</text:p>
          <text:list>
            <text:list-item>
              <text:p text:style-name="P63">The <text:span text:style-name="T2">em</text:span> unit scales to match a base font size. (base: 20px; 2em: 40px)</text:p>
            </text:list-item>
          </text:list>
        </text:list-item>
      </text:list>
      <text:p text:style-name="P64"/>
      <text:p text:style-name="P16">Selecting Multiple Elements</text:p>
      <text:list xml:id="list3877877432" text:style-name="L11">
        <text:list-item>
          <text:p text:style-name="P65">You can list multiple HTML elements in the same CSS rule by separating them with commas to select multiple elements at once.</text:p>
          <text:list>
            <text:list-item>
              <text:p text:style-name="P65">Example: Selecting multiple headers</text:p>
              <text:list>
                <text:list-header>
                  <text:p text:style-name="P65">h1, h2, h3 { ... }</text:p>
                  <text:p text:style-name="P65"/>
                </text:list-header>
              </text:list>
            </text:list-item>
          </text:list>
        </text:list-item>
        <text:list-item>
          <text:p text:style-name="P69"><text:span text:style-name="T6">This reduces the amount of redundant code necessary by grouping together similar properties.</text:span></text:p>
        </text:list-item>
      </text:list>
      <text:p text:style-name="P68"><text:span text:style-name="T6"/></text:p>
      <text:p text:style-name="P19"><text:span text:style-name="T13">Defining Fonts</text:span></text:p>
      <text:list xml:id="list2409701427" text:style-name="L12">
        <text:list-item>
          <text:p text:style-name="P23"><text:span text:style-name="T13">font-family</text:span><text:span text:style-name="T16"> is a built-in CSS property that defines the typeface for whatever element is selected.</text:span></text:p>
          <text:list>
            <text:list-item>
              <text:p text:style-name="P23"><text:span text:style-name="T16">This accepts multiple values because users may not have the preferred typeface installed.</text:span></text:p>
            </text:list-item>
            <text:list-item>
              <text:p text:style-name="P23"><text:span text:style-name="T16">The order is from left to right for preferential loading.</text:span></text:p>
            </text:list-item>
          </text:list>
        </text:list-item>
      </text:list>
      <text:p text:style-name="P24"><text:span text:style-name="T16"/></text:p>
      <text:list xml:id="list172527658388616" text:continue-numbering="true" text:style-name="L12">
        <text:list-item>
          <text:p text:style-name="P23"><text:span text:style-name="T16">In present times, rather than using system fonts, developers are using web fonts which provide a more consistent method to get the preferred typeface.</text:span></text:p>
        </text:list-item>
      </text:list>
      <text:p text:style-name="P24"><text:span text:style-name="T16"/></text:p>
      <text:p text:style-name="P70"><text:span text:style-name="T19">List Styles</text:span></text:p>
      <text:list xml:id="list1262898633" text:style-name="L13">
        <text:list-item>
          <text:p text:style-name="P38"><text:span text:style-name="T14">T</text:span><text:span text:style-name="T13">he </text:span><text:span text:style-name="T17">list-style-type</text:span><text:span text:style-name="T13"> property lets you alter the bullet icon used for &lt;li&gt; elements.</text:span></text:p>
          <text:list>
            <text:list-item>
              <text:p text:style-name="P38"><text:span text:style-name="T13">This property is usually defined on the parent &lt;ul&gt; or &lt;li&gt; elements.</text:span></text:p>
            </text:list-item>
            <text:list-item>
              <text:p text:style-name="P38"><text:span text:style-name="T13">A common value is </text:span><text:span text:style-name="T3">none</text:span><text:span text:style-name="T13">, which removes the icon completely.</text:span></text:p>
            </text:list-item>
          </text:list>
        </text:list-item>
      </text:list>
      <text:p text:style-name="P39"><text:span text:style-name="T13"/></text:p>
      <text:list xml:id="list172525823579364" text:continue-numbering="true" text:style-name="L13">
        <text:list-item>
          <text:p text:style-name="P40"><text:span text:style-name="T13">Using styles allows for separation of content from presentation. You can use an unordered list without any bullet icons to act as a list of navigational menu items, without sacrificing styles.</text:span></text:p>
        </text:list-item>
      </text:list>
      <text:p text:style-name="P41"><text:span text:style-name="T13"/></text:p>
      <text:p text:style-name="P6"><text:span text:style-name="T13">Resuable Stylesheets</text:span></text:p>
      <text:list xml:id="list74071807" text:style-name="L14">
        <text:list-item>
          <text:p text:style-name="P42"><text:span text:style-name="T13">You are able to reuse stylesheets by linking different HTML pages to the same stylesheet.</text:span></text:p>
          <text:list>
            <text:list-item>
              <text:p text:style-name="P42"><text:span text:style-name="T13">This creates a more consistent look and feel across an entire website.</text:span></text:p>
            </text:list-item>
          </text:list>
        </text:list-item>
      </text:list>
      <text:p text:style-name="P43"><text:span text:style-name="T13"/></text:p>
      <text:list xml:id="list172526452333829" text:continue-numbering="true" text:style-name="L14">
        <text:list-item>
          <text:p text:style-name="P42"><text:soft-page-break/><text:span text:style-name="T13">It is generally a good idea to use root-relative paths when linking global stylesheets to avoid problems in nested pages.</text:span></text:p>
        </text:list-item>
      </text:list>
      <text:p text:style-name="P43"><text:span text:style-name="T13"/></text:p>
      <text:p text:style-name="P7"><text:span text:style-name="T13">More Text Styles</text:span></text:p>
      <text:p text:style-name="P43"><text:span text:style-name="T13"/></text:p>
      <text:p text:style-name="P44"><text:span text:style-name="T13"><text:tab/></text:span><text:span text:style-name="T17">Underlines</text:span></text:p>
      <text:list xml:id="list111723014" text:style-name="L16">
        <text:list-item>
          <text:p text:style-name="P45"><text:span text:style-name="T13">The </text:span><text:span text:style-name="T17">text-decoration</text:span><text:span text:style-name="T13"> property determines whether text is underlined.</text:span></text:p>
          <text:list>
            <text:list-item>
              <text:p text:style-name="P45"><text:span text:style-name="T13">This property can be set to </text:span><text:span text:style-name="T3">none</text:span><text:span text:style-name="T13"> to remove the default underline from links.</text:span></text:p>
            </text:list-item>
          </text:list>
        </text:list-item>
      </text:list>
      <text:p text:style-name="P44"><text:span text:style-name="T17"><text:tab/></text:span></text:p>
      <text:p text:style-name="P44"><text:span text:style-name="T17"><text:tab/>Text Alignment</text:span></text:p>
      <text:list xml:id="list3459200269" text:style-name="L17">
        <text:list-item>
          <text:p text:style-name="P46"><text:span text:style-name="T13">The </text:span><text:span text:style-name="T17">text-align</text:span><text:span text:style-name="T13"> property defines the alignment of text in an HTML element.</text:span></text:p>
          <text:list>
            <text:list-item>
              <text:p text:style-name="P46"><text:span text:style-name="T13">The accepted values are: left, right, center, or justify</text:span></text:p>
            </text:list-item>
          </text:list>
        </text:list-item>
      </text:list>
      <text:p text:style-name="P44"><text:span text:style-name="T17"/></text:p>
      <text:p text:style-name="P71"><text:span text:style-name="T12"><text:tab/>Font Weight And Styles</text:span></text:p>
      <text:list xml:id="list4196440107" text:style-name="L18">
        <text:list-item>
          <text:p text:style-name="P66"><text:span text:style-name="T10">T</text:span><text:span text:style-name="T9">he </text:span><text:span text:style-name="T11">font-weight</text:span><text:span text:style-name="T9"> property defines the 'boldness' of the text in an element.</text:span></text:p>
        </text:list-item>
        <text:list-item>
          <text:p text:style-name="P66"><text:span text:style-name="T9">The </text:span><text:span text:style-name="T11">font-style</text:span><text:span text:style-name="T9"> property indicates whether it is italicized or not.</text:span></text:p>
        </text:list-item>
      </text:list>
      <text:p text:style-name="P67"><text:span text:style-name="T9"/></text:p>
      <text:list xml:id="list172526741916853" text:continue-numbering="true" text:style-name="L18">
        <text:list-item>
          <text:p text:style-name="P66"><text:span text:style-name="T9">These properties can assist in the separation of content (HTML) and presentation (CSS).</text:span></text:p>
        </text:list-item>
      </text:list>
      <text:p text:style-name="P67"><text:span text:style-name="T9"/></text:p>
      <text:p text:style-name="P67"><text:span text:style-name="T9"/></text:p>
      <text:p text:style-name="P8"><text:span text:style-name="T13">The Cascade</text:span></text:p>
      <text:list xml:id="list4030254434" text:style-name="L19">
        <text:list-item>
          <text:p text:style-name="P47"><text:span text:style-name="T13">The 'cascading' part of CSS indicates that rules cascade downwards from multiple sources.</text:span></text:p>
        </text:list-item>
      </text:list>
      <text:p text:style-name="P48"><text:span text:style-name="T13"/></text:p>
      <text:list xml:id="list172527721762285" text:continue-numbering="true" text:style-name="L19">
        <text:list-item>
          <text:p text:style-name="P47"><text:span text:style-name="T13">The CSS hierarchy for web pages look like:</text:span></text:p>
          <text:list>
            <text:list-item>
              <text:p text:style-name="P47"><text:span text:style-name="T13">The browser's default stylesheet</text:span></text:p>
            </text:list-item>
            <text:list-item>
              <text:p text:style-name="P47"><text:span text:style-name="T13">User-defined stylesheets</text:span></text:p>
            </text:list-item>
            <text:list-item>
              <text:p text:style-name="P47"><text:span text:style-name="T13">External stylesheets ( Styles linked externally through &lt;link&gt; element )</text:span></text:p>
            </text:list-item>
            <text:list-item>
              <text:p text:style-name="P72"><text:span text:style-name="T7">Page-specific styles ( Styles defined in the head )</text:span></text:p>
            </text:list-item>
            <text:list-item>
              <text:p text:style-name="P72"><text:span text:style-name="T7">Inline styles ( Styles defined in individual elements )</text:span></text:p>
            </text:list-item>
          </text:list>
        </text:list-item>
      </text:list>
      <text:p text:style-name="P48"><text:span text:style-name="T13"/></text:p>
      <text:list xml:id="list172527106825264" text:continue-numbering="true" text:style-name="L19">
        <text:list-item>
          <text:p text:style-name="P47"><text:span text:style-name="T13">This hierarchy is ordered from least to most precedence, which means styles defined in each subsequent step </text:span><text:span text:style-name="T17">overrides</text:span><text:span text:style-name="T13"> the previous one.</text:span></text:p>
          <text:list>
            <text:list-item>
              <text:p text:style-name="P47"><text:span text:style-name="T13">Example: Inline styles will always make the browser ignore its default styles.</text:span></text:p>
            </text:list-item>
          </text:list>
        </text:list-item>
      </text:list>
      <text:p text:style-name="P48"><text:span text:style-name="T13"/></text:p>
      <text:list xml:id="list172527543153492" text:continue-numbering="true" text:style-name="L19">
        <text:list-item>
          <text:p text:style-name="P49"><text:span text:style-name="T13">The best place to define appearance of the website should be external stylesheets.</text:span></text:p>
        </text:list-item>
      </text:list>
      <text:p text:style-name="P50"><text:span text:style-name="T13"/></text:p>
      <text:p text:style-name="P9"><text:span text:style-name="T13">Page-Specific Styles</text:span></text:p>
      <text:list xml:id="list794506405" text:style-name="L20">
        <text:list-item>
          <text:p text:style-name="P51"><text:span text:style-name="T13">The &lt;style&gt; element in the &lt;head&gt; element is used to add page-specific CSS rules to individual HTML documents.</text:span></text:p>
          <text:list>
            <text:list-item>
              <text:p text:style-name="P51"><text:span text:style-name="T13">The &lt;style&gt; element is in &lt;head&gt; because it is considered metadata.</text:span></text:p>
            </text:list-item>
          </text:list>
        </text:list-item>
      </text:list>
      <text:p text:style-name="P52"><text:span text:style-name="T13"/></text:p>
      <text:list xml:id="list172527654217867" text:continue-numbering="true" text:style-name="L20">
        <text:list-item>
          <text:p text:style-name="P53"><text:span text:style-name="T13">The problem with page-specific styles is that it is hard to maintain because each page will need to be modified separately.</text:span></text:p>
          <text:list>
            <text:list-item>
              <text:p text:style-name="P53"><text:span text:style-name="T13">They can be good in certain situations, but is better to stick to external stylesheets.</text:span></text:p>
            </text:list-item>
          </text:list>
        </text:list-item>
      </text:list>
      <text:p text:style-name="P54"><text:span text:style-name="T13"/></text:p>
      <text:p text:style-name="P10"><text:span text:style-name="T13">Inline Styles</text:span></text:p>
      <text:list xml:id="list1785682795" text:style-name="L21">
        <text:list-item>
          <text:p text:style-name="P56"><text:span text:style-name="T13">You can place CSS rules in the </text:span><text:span text:style-name="T17">style</text:span><text:span text:style-name="T13"> attribute of an HTML element directly, these are Inline styles.</text:span></text:p>
          <text:list>
            <text:list-item>
              <text:p text:style-name="P56"><text:soft-page-break/><text:span text:style-name="T13">Inline styles are the most specific way to define CSS, however should be avoided because they are the hardest to maintain.</text:span><text:span text:style-name="T15"> Avoid at </text:span><text:span text:style-name="T18">all</text:span><text:span text:style-name="T15"> costs!</text:span></text:p>
            </text:list-item>
          </text:list>
        </text:list-item>
      </text:list>
      <text:p text:style-name="P55"><text:span text:style-name="T13"/></text:p>
      <text:list xml:id="list172527029898545" text:continue-numbering="true" text:style-name="L21">
        <text:list-item>
          <text:p text:style-name="P56"><text:span text:style-name="T13">Inline CSS overrides all previously declared properties on the element.</text:span></text:p>
        </text:list-item>
      </text:list>
      <text:p text:style-name="P55"><text:span text:style-name="T13"/></text:p>
      <text:p text:style-name="P11"><text:span text:style-name="T13">Multiple Stylesheets</text:span></text:p>
      <text:list xml:id="list3913441881" text:style-name="L22">
        <text:list-item>
          <text:p text:style-name="P57"><text:span text:style-name="T13">CSS Rules can be spread across several external stylesheets by adding multiple &lt;link&gt; elements.</text:span></text:p>
          <text:list>
            <text:list-item>
              <text:p text:style-name="P57"><text:span text:style-name="T13">This is used to separate out styles for different sections of your site.</text:span></text:p>
            </text:list-item>
            <text:list-item>
              <text:p text:style-name="P73"><text:span text:style-name="T8">This allows you to selectively apply consistent styles to distinct categories of your website.</text:span></text:p>
            </text:list-item>
          </text:list>
        </text:list-item>
      </text:list>
      <text:p text:style-name="P74"><text:span text:style-name="T8"/></text:p>
      <text:list xml:id="list172526030252075" text:continue-numbering="true" text:style-name="L22">
        <text:list-item>
          <text:p text:style-name="P75"><text:span text:style-name="T5">The order of &lt;link&gt; element matters. Stylesheets that come later will override styles in earlier ones.</text:span></text:p>
          <text:list>
            <text:list-item>
              <text:p text:style-name="P75"><text:span text:style-name="T5">Typically, the 'base' or 'default' styles will be in a global stylesheet (styles.css). This is loaded first.</text:span></text:p>
            </text:list-item>
            <text:list-item>
              <text:p text:style-name="P75"><text:span text:style-name="T5">Then, any section-specific stylesheets (blog.css, product.css) are loaded.</text:span></text:p>
            </text:list-item>
          </text:list>
        </text:list-item>
      </text:list>
      <text:p text:style-name="P76"><text:span text:style-name="T5"/></text:p>
      <text:p text:style-name="P76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00" meta:word-count="1114" meta:character-count="6480" meta:non-whitespace-character-count="5534"/>
  </office:meta>
</office:document-meta>
</file>